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8.34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203.81pt"/>
    </style:style>
    <style:style style:name="co6" style:family="table-column">
      <style:table-column-properties fo:break-before="auto" style:column-width="195.31pt"/>
    </style:style>
    <style:style style:name="co7" style:family="table-column">
      <style:table-column-properties fo:break-before="auto" style:column-width="196.84pt"/>
    </style:style>
    <style:style style:name="co8" style:family="table-column">
      <style:table-column-properties fo:break-before="auto" style:column-width="209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Messi1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Messi2" table:style-name="ta1">
        <table:table-column table:style-name="co3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Messi3" table:style-name="ta1">
        <table:table-column table:style-name="co4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Messi4" table:style-name="ta1">
        <table:table-column table:style-name="co5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4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Messi5" table:style-name="ta1">
        <table:table-column table:style-name="co6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5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Messi6" table:style-name="ta1">
        <table:table-column table:style-name="co7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Messi6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table table:name="Dravid1" table:style-name="ta1">
        <table:table-column table:style-name="co8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Dravid 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de type/size of B</text:p>
          </table:table-cell>
          <table:table-cell table:style-name="ce4" table:formula="of:=64*3" office:value-type="float" office:value="192" calcext:value-type="float">
            <text:p>192</text:p>
          </table:table-cell>
          <table:table-cell table:style-name="ce4" table:formula="of:=3*128" office:value-type="float" office:value="384" calcext:value-type="float">
            <text:p>384</text:p>
          </table:table-cell>
          <table:table-cell table:style-name="ce4" table:formula="of:=3*256" office:value-type="float" office:value="768" calcext:value-type="float">
            <text:p>768</text:p>
          </table:table-cell>
          <table:table-cell table:style-name="ce4" table:formula="of:=3*512" office:value-type="float" office:value="1536" calcext:value-type="float">
            <text:p>1536</text:p>
          </table:table-cell>
          <table:table-cell table:style-name="ce4" table:formula="of:=3*1024" office:value-type="float" office:value="3072" calcext:value-type="float">
            <text:p>3072</text:p>
          </table:table-cell>
        </table:table-row>
        <table:table-row table:style-name="ro3">
          <table:table-cell table:style-name="Default"/>
          <table:table-cell table:number-columns-repeated="5" table:style-name="ce4" office:value-type="string" calcext:value-type="string">
            <text:p>Time in ms</text:p>
          </table:table-cell>
        </table:table-row>
        <table:table-row table:style-name="ro3">
          <table:table-cell office:value-type="string" calcext:value-type="string">
            <text:p>MATLAB CPU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C++ modifie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out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 with mk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CPUwoodburr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PU+GPUInverse+GPUProxnor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6:29:14.78273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6:52:05.024400258</dc:date>
    <meta:editing-duration>PT2M53S</meta:editing-duration>
    <meta:editing-cycles>2</meta:editing-cycles>
    <meta:generator>LibreOffice/5.1.6.2$Linux_X86_64 LibreOffice_project/10m0$Build-2</meta:generator>
    <meta:document-statistic meta:table-count="7" meta:cell-count="140" meta:object-count="0"/>
  </office:meta>
</office:document-meta>
</file>